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8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20" table:default-cell-style-name="ce48"/>
        <table:table-column table:style-name="co8" table:number-columns-repeated="997" table:default-cell-style-name="ce48"/>
        <table:table-column table:style-name="co9" table:default-cell-style-name="ce48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1)Présentation(Accessibilité)</text:p>
          </table:table-cell>
          <table:table-cell table:style-name="ce57" office:value-type="string" calcext:value-type="string">
            <text:p>Contraste de la page</text:p>
          </table:table-cell>
          <table:table-cell table:style-name="ce57" office:value-type="string" calcext:value-type="string">
            <text:p>Problèmes de contraste entre le texte et l’arrière plan(accessibilité)</text:p>
          </table:table-cell>
          <table:table-cell table:style-name="ce57" office:value-type="string" calcext:value-type="string">
            <text:p>Un ratio de contraste minimal de 3:1 entre le texte et son arrière-plan</text:p>
          </table:table-cell>
          <table:table-cell table:style-name="ce34"/>
          <table:table-cell table:style-name="ce21" office:value-type="string" calcext:value-type="string" table:number-columns-spanned="1" table:number-rows-spanned="3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7" office:value-type="string" calcext:value-type="string">
            <text:p>Contraste Couleur Texte</text:p>
          </table:table-cell>
          <table:table-cell table:style-name="ce57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table-cell table:style-name="ce57" office:value-type="string" calcext:value-type="string">
            <text:p>Un ratio de contraste minimal de 3:1 entre le texte et son arrière-plan</text:p>
          </table:table-cell>
          <table:table-cell table:style-name="ce34"/>
          <table:covered-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57" office:value-type="string" calcext:value-type="string">
            <text:p>Contraste Couleur Texte</text:p>
          </table:table-cell>
          <table:table-cell table:style-name="ce57" office:value-type="string" calcext:value-type="string">
            <text:p>108-111 modification Couleur grise <text:s/>trop clair rendue un peu plus foncé. #999999 → #545454</text:p>
          </table:table-cell>
          <table:table-cell table:style-name="ce57" office:value-type="string" calcext:value-type="string">
            <text:p>Un ratio de contraste minimal de 3:1 entre le texte et son arrière-plan</text:p>
          </table:table-cell>
          <table:table-cell table:style-name="ce34"/>
          <table:covered-table-cell table:style-name="ce5"/>
          <table:table-cell table:number-columns-repeated="1018"/>
        </table:table-row>
        <table:table-row table:style-name="ro1" table:number-rows-repeated="5">
          <table:table-cell table:style-name="ce4"/>
          <table:table-cell table:style-name="ce57" table:number-columns-repeated="3"/>
          <table:table-cell table:style-name="ce34"/>
          <table:table-cell table:style-name="ce5"/>
          <table:table-cell table:number-columns-repeated="1018"/>
        </table:table-row>
        <table:table-row table:style-name="ro1" table:number-rows-repeated="6">
          <table:table-cell table:style-name="ce4" table:number-columns-repeated="4"/>
          <table:table-cell table:style-name="ce34"/>
          <table:table-cell table:style-name="ce5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5" office:value-type="string" calcext:value-type="string">
            <text:p><text:s text:c="2"/>Mettre la langue VF</text:p>
          </table:table-cell>
          <table:table-cell table:style-name="ce78"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58"/>
          <table:table-cell table:style-name="ce5"/>
          <table:table-cell table:style-name="ce35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80" table:number-columns-spanned="1" table:number-rows-spanned="2"/>
          <table:table-cell table:style-name="ce83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34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. <text:s/>HREF</text:p>
          </table:table-cell>
          <table:table-cell table:style-name="ce5" office:value-type="string" calcext:value-type="string">
            <text:p><text:s text:c="3"/>Chemin local pour les valeur Href <text:s/></text:p>
          </table:table-cell>
          <table:table-cell table:style-name="ce5" office:value-type="string" calcext:value-type="string">
            <text:p><text:s/>Mettre des chemins relatifs</text:p>
          </table:table-cell>
          <table:table-cell table:style-name="ce81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Logo page 2</text:p>
          </table:table-cell>
          <table:table-cell table:style-name="ce5" office:value-type="string" calcext:value-type="string">
            <text:p>Texte sur une image ( logo page 2)</text:p>
          </table:table-cell>
          <table:table-cell table:style-name="ce5" office:value-type="string" calcext:value-type="string">
            <text:p>Ne jamais mettre de texte sur une image</text:p>
          </table:table-cell>
          <table:table-cell table:style-name="ce8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 text:c="2"/>URL</text:p>
          </table:table-cell>
          <table:table-cell table:style-name="ce5" office:value-type="string" calcext:value-type="string">
            <text:p><text:s text:c="2"/>URL pas adapté</text:p>
          </table:table-cell>
          <table:table-cell table:style-name="ce5" office:value-type="string" calcext:value-type="string">
            <text:p><text:s text:c="2"/>Mettre une adresse URL adapté au sujet</text:p>
          </table:table-cell>
          <table:table-cell table:style-name="ce81"/>
          <table:table-cell table:style-name="ce5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CSS balise style</text:p>
          </table:table-cell>
          <table:table-cell table:style-name="ce5" office:value-type="string" calcext:value-type="string">
            <text:p><text:s/>Pas de précence d’aria dans les pages</text:p>
          </table:table-cell>
          <table:table-cell table:style-name="ce5" office:value-type="string" calcext:value-type="string">
            <text:p><text:s/>Mettre des ARIA pour les personnes handicapés</text:p>
          </table:table-cell>
          <table:table-cell table:style-name="ce81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81"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81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34" table:number-columns-spanned="1" table:number-rows-spanned="2"/>
          <table:table-cell table:style-name="ce83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5" table:number-columns-repeated="2"/>
          <table:table-cell table:style-name="ce12"/>
          <table:table-cell table:style-name="ce34"/>
          <table: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4" office:value-type="string" calcext:value-type="string">
            <text:p><text:s text:c="2"/>Les titres h1-h2-h3</text:p>
          </table:table-cell>
          <table:table-cell table:style-name="ce4" office:value-type="string" calcext:value-type="string">
            <text:p><text:s/>Titre pas dans l’ordre H3 avant h2</text:p>
          </table:table-cell>
          <table:table-cell table:style-name="ce4" office:value-type="string" calcext:value-type="string">
            <text:p><text:s/>Mettre les titres dans l’ordre h1-h2 -h3</text:p>
          </table:table-cell>
          <table:table-cell table:style-name="ce34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81"/>
          <table:table-cell table:style-name="ce5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34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Répétition ALT <text:s/>IMG</text:p>
          </table:table-cell>
          <table:table-cell table:style-name="ce5" office:value-type="string" calcext:value-type="string">
            <text:p><text:s text:c="2"/>Répétition dans les attributs <text:s/>des images</text:p>
          </table:table-cell>
          <table:table-cell table:style-name="ce5" office:value-type="string" calcext:value-type="string">
            <text:p>Chaque image porteuse d'information est dotée d'une alternative textuelle appropriée</text:p>
          </table:table-cell>
          <table:table-cell table:style-name="ce78"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Texte en image</text:p>
          </table:table-cell>
          <table:table-cell table:style-name="ce5" office:value-type="string" calcext:value-type="string">
            <text:p>Du texte présent dans une balise img</text:p>
          </table:table-cell>
          <table:table-cell table:style-name="ce5" office:value-type="string" calcext:value-type="string">
            <text:p>Ne jamais mettre de texte dans une balise img</text:p>
          </table:table-cell>
          <table:table-cell table:style-name="ce78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Attribut image</text:p>
          </table:table-cell>
          <table:table-cell table:style-name="ce5" office:value-type="string" calcext:value-type="string">
            <text:p>Attribut des images texte mal décrite</text:p>
          </table:table-cell>
          <table:table-cell table:style-name="ce5" office:value-type="string" calcext:value-type="string">
            <text:p>Mettre une description approprié pour l’image porteuse d’information</text:p>
          </table:table-cell>
          <table:table-cell table:style-name="ce78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5" table:number-columns-repeated="4"/>
          <table:table-cell table:style-name="ce78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78"/>
          <table:table-cell table:style-name="ce2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5" table:number-columns-repeated="3"/>
          <table:table-cell table:style-name="ce1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13"/>
          <table:table-cell table:style-name="ce76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 table:style-name="ce13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13" table:number-columns-spanned="1" table:number-rows-spanned="2"/>
          <table:table-cell table:style-name="ce83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58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24" table:number-columns-spanned="1" table:number-rows-spanned="2"/>
          <table:table-cell table:style-name="ce2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5"/>
          <table:table-cell table:style-name="ce12"/>
          <table:table-cell table:style-name="ce5"/>
          <table:table-cell table:style-name="ce78"/>
          <table:table-cell table:style-name="ce5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24" table:number-columns-spanned="1" table:number-rows-spanned="2"/>
          <table:table-cell table:style-name="ce83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8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1">
          <table:covered-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Présentation</text:p>
          </table:table-cell>
          <table:table-cell table:style-name="ce21" office:value-type="string" calcext:value-type="string" table:number-columns-spanned="1" table:number-rows-spanned="2">
            <text:p>Accessibilité</text:p>
          </table:table-cell>
          <table:table-cell table:style-name="ce63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63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3">
            <text:p>Structure-Code</text:p>
          </table:table-cell>
          <table:table-cell table:style-name="ce63" office:value-type="string" calcext:value-type="string" table:number-columns-spanned="1" table:number-rows-spanned="3">
            <text:p>Accessibilité</text:p>
            <text:p>Aria</text:p>
          </table:table-cell>
          <table:table-cell table:style-name="ce63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63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55" office:value-type="string" calcext:value-type="string" table:number-columns-spanned="1" table:number-rows-spanned="2">
            <text:p>Navigation</text:p>
          </table:table-cell>
          <table:table-cell table:style-name="ce21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63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55" office:value-type="string" calcext:value-type="string" table:number-columns-spanned="1" table:number-rows-spanned="2">
            <text:p>Security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2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Liens</text:p>
          </table:table-cell>
          <table:table-cell table:style-name="ce63" office:value-type="string" calcext:value-type="string" table:number-columns-spanned="1" table:number-rows-spanned="2">
            <text:p/>
            <text:p>Accessibilité </text:p>
            <text:p/>
            <text:p/>
          </table:table-cell>
          <table:table-cell table:style-name="ce63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83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9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5">
            <text:p>Formulaire</text:p>
          </table:table-cell>
          <table:table-cell table:style-name="ce63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63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76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76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dentification et contact</text:p>
          </table:table-cell>
          <table:table-cell table:style-name="ce63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2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63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63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Serveur et performance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63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2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Contenus</text:p>
          </table:table-cell>
          <table:table-cell table:style-name="ce21" office:value-type="string" calcext:value-type="string" table:number-columns-spanned="1" table:number-rows-spanned="2">
            <text:p>SEO</text:p>
          </table:table-cell>
          <table:table-cell table:style-name="ce2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2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63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6:11:50.190000000</dc:date>
    <meta:editing-cycles>123</meta:editing-cycles>
    <meta:editing-duration>PT16M36S</meta:editing-duration>
    <meta:document-statistic meta:table-count="1" meta:cell-count="1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